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5-10-1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5-07-1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5-04-15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5-01-1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4-10-18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4-07-1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4-04-19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4-01-30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3-10-2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3-07-2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3-04-2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3-01-25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2-10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2-07-19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2-04-25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2-01-28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1-10-2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1-07-21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1-04-2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0-04-23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20-01-1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9-10-1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9-07-1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9-04-1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9-01-14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8-10-25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8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8-05-1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8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8-01-25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7-10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7-07-24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7-04-2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7-01-07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6-10-1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6-07-12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6-04-1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6-01-22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5-10-19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5-07-08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5-04-20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5-01-1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4-12-03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4-07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4-05-0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4-01-31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3-07-1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3-04-18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3-01-1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2-10-26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2-07-26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2-04-2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2-02-03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1-10-14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1-07-28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1-01-25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0-11-24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0-07-30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10-04-21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09-04-0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08-04-2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07-11-08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2007-09-1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91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86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86-02-2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9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8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8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8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7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7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7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7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6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6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6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6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5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5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5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5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4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4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4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3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3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3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3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2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2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1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1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1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1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0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0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0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70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9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9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9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8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8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8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8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7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7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7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7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7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6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6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6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6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5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5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5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5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4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4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4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4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4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4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4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4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4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3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3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3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8917</text:p>
          </table:table-cell>
          <table:table-cell office:value-type="string" calcext:value-type="string">
            <text:p>08S/01W-28ACD</text:p>
          </table:table-cell>
          <table:table-cell office:value-type="string" calcext:value-type="string">
            <text:p>1962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0" meta:object-count="0"/>
    <meta:user-defined meta:name="AppVersion">3.0</meta:user-defined>
  </office:meta>
</office:document-meta>
</file>